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1" style:family="table-row">
      <style:table-row-properties style:min-row-height="0.706cm"/>
    </style:style>
    <style:style style:name="Table1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8f2a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ffb66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ffb66c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116794" officeooo:paragraph-rsid="00116794"/>
    </style:style>
    <style:style style:name="P2" style:family="paragraph" style:parent-style-name="Standard">
      <style:text-properties officeooo:rsid="0011ad4c" officeooo:paragraph-rsid="0012b73d"/>
    </style:style>
    <style:style style:name="P3" style:family="paragraph" style:parent-style-name="Standard">
      <style:text-properties officeooo:rsid="0014037c" officeooo:paragraph-rsid="0014037c"/>
    </style:style>
    <style:style style:name="P4" style:family="paragraph" style:parent-style-name="Standard">
      <style:text-properties officeooo:rsid="001a07fd" officeooo:paragraph-rsid="001a07fd"/>
    </style:style>
    <style:style style:name="P5" style:family="paragraph" style:parent-style-name="Table_20_Contents">
      <style:text-properties fo:font-size="10pt" officeooo:rsid="00116794" officeooo:paragraph-rsid="00116794" style:font-size-asian="10pt" style:font-size-complex="10pt"/>
    </style:style>
    <style:style style:name="P6" style:family="paragraph" style:parent-style-name="Standard">
      <style:text-properties officeooo:rsid="00116794" officeooo:paragraph-rsid="00116794"/>
    </style:style>
    <style:style style:name="P7" style:family="paragraph" style:parent-style-name="Standard">
      <style:text-properties fo:font-weight="bold" officeooo:rsid="001cf630" officeooo:paragraph-rsid="001cf630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b1e99" officeooo:paragraph-rsid="001b1e99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4037c" officeooo:paragraph-rsid="0014037c"/>
    </style:style>
    <style:style style:name="T1" style:family="text">
      <style:text-properties officeooo:rsid="0011ad4c"/>
    </style:style>
    <style:style style:name="T2" style:family="text">
      <style:text-properties officeooo:rsid="0012b73d"/>
    </style:style>
    <style:style style:name="T3" style:family="text">
      <style:text-properties officeooo:rsid="0014037c"/>
    </style:style>
    <style:style style:name="T4" style:family="text">
      <style:text-properties officeooo:rsid="0015dcb6"/>
    </style:style>
    <style:style style:name="T5" style:family="text">
      <style:text-properties officeooo:rsid="0018773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dcb6" style:font-weight-asian="bold" style:font-weight-complex="bold"/>
    </style:style>
    <style:style style:name="T8" style:family="text">
      <style:text-properties fo:font-weight="bold" officeooo:rsid="00187739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latório Projeto SO</text:p>
      <text:p text:style-name="P1"/>
      <text:p text:style-name="P1">Para guardar os carros, optei por colocá-los num array na memória partilhada e tratei o array como fosse uma matriz, ou seja, uma “linha” por equipa e as “colunas” para colocar os carros. Exemplo com 3 equipas e 2 carros:</text:p>
      <table:table table:name="Table1" table:style-name="Table1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5">Equipa 0 carro 0</text:p>
          </table:table-cell>
          <table:table-cell table:style-name="Table1.A1" office:value-type="string">
            <text:p text:style-name="P5">Equipa 0 carro 1</text:p>
          </table:table-cell>
          <table:table-cell table:style-name="Table1.C1" office:value-type="string">
            <text:p text:style-name="P5">Equipa 1 carro 0</text:p>
          </table:table-cell>
          <table:table-cell table:style-name="Table1.C1" office:value-type="string">
            <text:p text:style-name="P5">Equipa 1 carro 1</text:p>
          </table:table-cell>
          <table:table-cell table:style-name="Table1.E1" office:value-type="string">
            <text:p text:style-name="P5">Equipa 2 carro 0</text:p>
          </table:table-cell>
          <table:table-cell table:style-name="Table1.F1" office:value-type="string">
            <text:p text:style-name="P5">Equipa 2 carro 1</text:p>
          </table:table-cell>
        </table:table-row>
      </table:table>
      <text:p text:style-name="P1"/>
      <text:p text:style-name="P1">Quando o sinal SIGUSR1 é recebido optei por deixar os carros chegar à meta e ficarem em espera <text:span text:style-name="T1">para</text:span> que possam continuar de onde ficaram, ou seja, todos os atributos são conservados e <text:s/><text:span text:style-name="T1">permanecem </text:span>na pista.</text:p>
      <text:p text:style-name="P1"/>
      <text:p text:style-name="P2">Quando o sinal SIGINT é recebido, se não houver nenhuma corrida, optei por mandar o sinal SIGUSR2 para os processos gestor de equipas porque estão há espera de um semáforo, terminando e limpando os recursos de imediato. Caso uma corrida esteja ativa, tudo acontece normalmente (segundo o enunciado).</text:p>
      <text:p text:style-name="P2"/>
      <text:p text:style-name="P2"><text:span text:style-name="T2">Para gestão da corrida, sempre que um carro é adicionado é verificado se a equipa já existe, caso exista, tenta adicionar o carro à equipa, caso não exista, cria um novo gestor de equipas e é lhe atribuído a equipa do carro. Os gestores de equipas ficam num semáforo à espera que a corrida seja iniciada. Quando o comando para iniciar a </text:span><text:span text:style-name="T3">corrida é recebido, o gestor de corridas abre o semáforo para todos os gestores de equipas, os gestores de equipas iniciam as threads dos carros. Sempre que um carro muda de estado, o gestor de corrida é notificado através do unnamed pipe e o gestor de equipa é notificado através de um semáforo, para verificar se é necessário alterar o estado da box. Caso o estado da box mude para ocupada, o carro na box é atestado e reparado caso esteja estragado, de notar que todo este processo acontece no gestor de equipa. Sempre que um carro termina a corrida, notifica o gestor de corrida e fica a aguardar que todos os carros terminem, quando todos os carros terminarem, o gestor de corrida liberta o semáforo para as threads de todos os carros serem terminadas e para o gestor de equipas sair do modo corrida e aguardar pelo novo início de corrida.</text:span></text:p>
      <text:p text:style-name="P2"/>
      <text:p text:style-name="P3">Mecanismos de sincronização:</text:p>
      <text:p text:style-name="P3"><text:span text:style-name="T6">mutexBox</text:span> – <text:span text:style-name="T4">semáforo para verificar se a box já está a ser acedida por outra thread.</text:span></text:p>
      <text:p text:style-name="P3"><text:span text:style-name="T7">p</text:span><text:span text:style-name="T6">ipeSem</text:span> – <text:span text:style-name="T4">semáforo para verificar se outra thread está a escrever no unnamed pipe.</text:span></text:p>
      <text:p text:style-name="P3"><text:span text:style-name="T7">m</text:span><text:span text:style-name="T6">udouEstadoCarro</text:span> – <text:span text:style-name="T4">semáforo para alertar gestor de equipa sempre que um carro muda de estado.</text:span></text:p>
      <text:p text:style-name="P3"><text:span text:style-name="T7">n</text:span><text:span text:style-name="T6">aBox</text:span> – <text:span text:style-name="T5">semáforo para prender carro na box enquanto é atestado e reparado.</text:span></text:p>
      <text:p text:style-name="P3"><text:span text:style-name="T8">s</text:span><text:span text:style-name="T6">em</text:span> – <text:span text:style-name="T5">semáforo que liberta os processos gestor de equipas quando <text:s/>a corrida começa e que liberta as threads para terminarem quando a corrida termina.</text:span></text:p>
      <text:p text:style-name="P7">mutexLog –<text:span text:style-name="T9"> semáforo para escrever uma string de cada vez no sdout e no ficheiro de log.</text:span></text:p>
      <text:p text:style-name="P3"/>
      <text:p text:style-name="P4">Optei por receber o input do utilizador no processo principal, simulador de corrida e redirecioná-lo para a named pipe para não ser necessário abrir um terminal à parte para enviar os comandos para o named pip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11T14:36:02.751667545</meta:creation-date>
    <dc:date>2021-05-20T21:31:38.983172594</dc:date>
    <meta:editing-duration>PT1H14M54S</meta:editing-duration>
    <meta:editing-cycles>3</meta:editing-cycles>
    <meta:generator>LibreOffice/7.1.3.2$Linux_X86_64 LibreOffice_project/12a8e3cbd24a3757385a302d290655d4f3c7ebf1</meta:generator>
    <meta:document-statistic meta:table-count="1" meta:image-count="0" meta:object-count="0" meta:page-count="1" meta:paragraph-count="19" meta:word-count="498" meta:character-count="2829" meta:non-whitespace-character-count="2342"/>
  </office:meta>
</office:document-meta>
</file>